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MINDERS</text:p>
      <text:p text:style-name="Standard">====================//</text:p>
      <text:list xml:id="list2163594231647468080" text:style-name="L1">
        <text:list-item>
          <text:p text:style-name="P1">remember to update the version number for new patches.</text:p>
        </text:list-item>
        <text:list-item>
          <text:p text:style-name="P1">dont worry about updating the script. ill replace it with a block eventually.</text:p>
        </text:list-item>
        <text:list-item>
          <text:p text:style-name="P1">CMU dictionary might be useful in the future but its not practical for space engineers; leave it commented.</text:p>
        </text:list-item>
        <text:list-item>
          <text:p text:style-name="P1">Try to remove dictionary words from the debugg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6-09-21T09:34:35.49</dc:date>
    <dc:creator>hi hi</dc:creator>
    <meta:generator>OpenOffice/4.1.2$Win32 OpenOffice.org_project/412m3$Build-9782</meta:generator>
    <meta:editing-duration>PT7M29S</meta:editing-duration>
    <meta:editing-cycles>10</meta:editing-cycles>
    <meta:document-statistic meta:table-count="0" meta:image-count="0" meta:object-count="0" meta:page-count="1" meta:paragraph-count="6" meta:word-count="54" meta:character-count="322"/>
  </office:meta>
</office:document-meta>
</file>